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b66e8" officeooo:paragraph-rsid="001b66e8"/>
    </style:style>
    <style:style style:name="P2" style:family="paragraph" style:parent-style-name="Standard">
      <style:text-properties style:font-name="monospace" officeooo:rsid="001b66e8" officeooo:paragraph-rsid="0028d66c"/>
    </style:style>
    <style:style style:name="P3" style:family="paragraph" style:parent-style-name="Standard">
      <style:text-properties style:font-name="monospace" officeooo:rsid="001b66e8" officeooo:paragraph-rsid="00333d14"/>
    </style:style>
    <style:style style:name="P4" style:family="paragraph" style:parent-style-name="Standard">
      <style:text-properties style:font-name="monospace" officeooo:rsid="001cfbfb" officeooo:paragraph-rsid="001cfbfb"/>
    </style:style>
    <style:style style:name="P5" style:family="paragraph" style:parent-style-name="Standard">
      <style:text-properties style:font-name="monospace" officeooo:rsid="0021a6a3" officeooo:paragraph-rsid="0021a6a3"/>
    </style:style>
    <style:style style:name="P6" style:family="paragraph" style:parent-style-name="Standard">
      <style:text-properties style:font-name="monospace" fo:font-weight="bold" officeooo:rsid="001b66e8" officeooo:paragraph-rsid="0028d66c" style:font-weight-asian="bold" style:font-weight-complex="bold"/>
    </style:style>
    <style:style style:name="P7" style:family="paragraph" style:parent-style-name="Standard">
      <style:text-properties style:font-name="monospace" fo:font-weight="bold" officeooo:rsid="001df7d4" officeooo:paragraph-rsid="001df7d4" style:font-weight-asian="bold" style:font-weight-complex="bold"/>
    </style:style>
    <style:style style:name="P8" style:family="paragraph" style:parent-style-name="Standard">
      <style:text-properties style:font-name="monospace" fo:font-weight="bold" officeooo:rsid="0021a6a3" officeooo:paragraph-rsid="0021a6a3" style:font-weight-asian="bold" style:font-weight-complex="bold"/>
    </style:style>
    <style:style style:name="P9" style:family="paragraph" style:parent-style-name="Standard">
      <style:text-properties style:font-name="monospace" fo:font-weight="bold" officeooo:paragraph-rsid="0025868a" style:font-weight-asian="bold" style:font-weight-complex="bold"/>
    </style:style>
    <style:style style:name="P10" style:family="paragraph" style:parent-style-name="Standard">
      <style:text-properties style:font-name="monospace" fo:font-weight="bold" officeooo:rsid="003aacb8" officeooo:paragraph-rsid="003aacb8" style:font-weight-asian="bold" style:font-weight-complex="bold"/>
    </style:style>
    <style:style style:name="P11" style:family="paragraph" style:parent-style-name="Standard">
      <style:text-properties style:font-name="monospace" fo:font-weight="bold" officeooo:rsid="003cc598" officeooo:paragraph-rsid="003cc598" style:font-weight-asian="bold" style:font-weight-complex="bold"/>
    </style:style>
    <style:style style:name="P12" style:family="paragraph" style:parent-style-name="Standard">
      <style:text-properties style:font-name="monospace" fo:font-weight="bold" officeooo:rsid="00547a4d" officeooo:paragraph-rsid="00547a4d" style:font-weight-asian="bold" style:font-weight-complex="bold"/>
    </style:style>
    <style:style style:name="P13" style:family="paragraph" style:parent-style-name="Standard">
      <style:text-properties style:font-name="monospace" fo:font-weight="bold" officeooo:rsid="00593310" officeooo:paragraph-rsid="00593310" style:font-weight-asian="bold" style:font-weight-complex="bold"/>
    </style:style>
    <style:style style:name="P14" style:family="paragraph" style:parent-style-name="Standard">
      <style:text-properties style:font-name="monospace" fo:font-weight="bold" officeooo:rsid="005bb3ee" officeooo:paragraph-rsid="005bb3ee" style:font-weight-asian="bold" style:font-weight-complex="bold"/>
    </style:style>
    <style:style style:name="P15" style:family="paragraph" style:parent-style-name="Standard">
      <style:text-properties style:font-name="monospace" fo:font-weight="bold" officeooo:rsid="005d4bfb" officeooo:paragraph-rsid="005d4bfb" style:font-weight-asian="bold" style:font-weight-complex="bold"/>
    </style:style>
    <style:style style:name="P16" style:family="paragraph" style:parent-style-name="Standard">
      <style:text-properties style:font-name="monospace" fo:font-weight="bold" officeooo:rsid="005fe427" officeooo:paragraph-rsid="005fe427" style:font-weight-asian="bold" style:font-weight-complex="bold"/>
    </style:style>
    <style:style style:name="P17" style:family="paragraph" style:parent-style-name="Standard">
      <style:text-properties style:font-name="monospace" fo:font-weight="bold" officeooo:rsid="00668abd" officeooo:paragraph-rsid="00668abd" style:font-weight-asian="bold" style:font-weight-complex="bold"/>
    </style:style>
    <style:style style:name="P18" style:family="paragraph" style:parent-style-name="Standard">
      <style:text-properties style:font-name="monospace" fo:font-weight="normal" officeooo:rsid="002df3da" officeooo:paragraph-rsid="002df3da" style:font-weight-asian="normal" style:font-weight-complex="normal"/>
    </style:style>
    <style:style style:name="P19" style:family="paragraph" style:parent-style-name="Standard">
      <style:text-properties style:font-name="monospace" fo:font-weight="normal" officeooo:rsid="00346cd0" officeooo:paragraph-rsid="00346cd0" style:font-weight-asian="normal" style:font-weight-complex="normal"/>
    </style:style>
    <style:style style:name="P20" style:family="paragraph" style:parent-style-name="Standard">
      <style:text-properties style:font-name="monospace" fo:font-weight="normal" officeooo:rsid="0038e763" officeooo:paragraph-rsid="0038e763" style:font-weight-asian="normal" style:font-weight-complex="normal"/>
    </style:style>
    <style:style style:name="P21" style:family="paragraph" style:parent-style-name="Standard">
      <style:text-properties style:font-name="monospace" fo:font-weight="normal" officeooo:rsid="003cc598" officeooo:paragraph-rsid="0041d12b" style:font-weight-asian="normal" style:font-weight-complex="normal"/>
    </style:style>
    <style:style style:name="P22" style:family="paragraph" style:parent-style-name="Standard">
      <style:text-properties style:font-name="monospace" fo:font-weight="normal" officeooo:rsid="00547a4d" officeooo:paragraph-rsid="00547a4d" style:font-weight-asian="normal" style:font-weight-complex="normal"/>
    </style:style>
    <style:style style:name="P23" style:family="paragraph" style:parent-style-name="Standard">
      <style:text-properties style:font-name="monospace" fo:font-weight="normal" officeooo:rsid="0058dfb6" officeooo:paragraph-rsid="0058dfb6" style:font-weight-asian="normal" style:font-weight-complex="normal"/>
    </style:style>
    <style:style style:name="P24" style:family="paragraph" style:parent-style-name="Standard">
      <style:text-properties style:font-name="monospace" fo:font-weight="normal" officeooo:rsid="005d4bfb" officeooo:paragraph-rsid="005d4bfb" style:font-weight-asian="normal" style:font-weight-complex="normal"/>
    </style:style>
    <style:style style:name="P25" style:family="paragraph" style:parent-style-name="Standard">
      <style:text-properties style:font-name="monospace" fo:font-weight="normal" officeooo:paragraph-rsid="00641b3a" style:font-weight-asian="normal" style:font-weight-complex="normal"/>
    </style:style>
    <style:style style:name="P26" style:family="paragraph" style:parent-style-name="Standard">
      <style:text-properties style:font-name="monospace" officeooo:paragraph-rsid="0031cf19"/>
    </style:style>
    <style:style style:name="P27" style:family="paragraph" style:parent-style-name="Standard">
      <style:text-properties style:font-name="monospace" officeooo:paragraph-rsid="00346cd0"/>
    </style:style>
    <style:style style:name="P28" style:family="paragraph" style:parent-style-name="Standard">
      <style:text-properties style:font-name="monospace" fo:font-style="italic" fo:font-weight="normal" officeooo:rsid="003cc598" officeooo:paragraph-rsid="0041d12b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monospace" fo:font-style="italic" fo:font-weight="normal" officeooo:rsid="0047bed8" officeooo:paragraph-rsid="0047be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font-name="monospace" fo:font-style="italic" fo:font-weight="normal" officeooo:rsid="0047bed8" officeooo:paragraph-rsid="004be748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monospace" fo:font-style="italic" fo:font-weight="normal" officeooo:rsid="004ee1eb" officeooo:paragraph-rsid="004ee1eb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monospace" fo:font-style="italic" fo:font-weight="bold" officeooo:rsid="0047bed8" officeooo:paragraph-rsid="0047bed8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monospace" fo:font-style="italic" fo:font-weight="bold" officeooo:rsid="004b648c" officeooo:paragraph-rsid="004b648c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monospace" fo:font-style="italic" fo:font-weight="bold" officeooo:rsid="00527dc6" officeooo:paragraph-rsid="00527dc6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monospace" fo:font-style="italic" fo:font-weight="bold" officeooo:rsid="00668abd" officeooo:paragraph-rsid="00668abd" style:font-style-asian="italic" style:font-weight-asian="bold" style:font-style-complex="italic" style:font-weight-complex="bold"/>
    </style:style>
    <style:style style:name="P36" style:family="paragraph" style:parent-style-name="Standard">
      <style:text-properties style:font-name="monospace" fo:font-style="normal" fo:font-weight="normal" officeooo:rsid="004be748" officeooo:paragraph-rsid="004be74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monospace" fo:font-style="normal" fo:font-weight="bold" officeooo:rsid="004be748" officeooo:paragraph-rsid="004be748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monospace" officeooo:paragraph-rsid="00527dc6"/>
    </style:style>
    <style:style style:name="P39" style:family="paragraph" style:parent-style-name="Standard">
      <style:text-properties style:font-name="monospace" officeooo:paragraph-rsid="00593310"/>
    </style:style>
    <style:style style:name="P40" style:family="paragraph" style:parent-style-name="Standard">
      <style:text-properties style:font-name="monospace" officeooo:paragraph-rsid="00638155"/>
    </style:style>
    <style:style style:name="P41" style:family="paragraph" style:parent-style-name="Standard">
      <style:text-properties style:font-name="monospace" officeooo:paragraph-rsid="00641b3a"/>
    </style:style>
    <style:style style:name="P42" style:family="paragraph" style:parent-style-name="Standard">
      <style:text-properties style:font-name="monospace" officeooo:rsid="00641b3a" officeooo:paragraph-rsid="00641b3a"/>
    </style:style>
    <style:style style:name="P43" style:family="paragraph" style:parent-style-name="Standard">
      <style:text-properties style:font-name="monospace" officeooo:paragraph-rsid="0066992c"/>
    </style:style>
    <style:style style:name="P44" style:family="paragraph" style:parent-style-name="Standard">
      <style:text-properties style:font-name="monospace" officeooo:paragraph-rsid="00687173"/>
    </style:style>
    <style:style style:name="P45" style:family="paragraph" style:parent-style-name="Standard">
      <style:text-properties fo:font-weight="bold" officeooo:rsid="001b66e8" officeooo:paragraph-rsid="001b66e8" style:font-weight-asian="bold" style:font-weight-complex="bold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fo:font-style="italic" fo:background-color="#ffffff" loext:char-shading-value="0" style:font-style-asian="italic" style:font-style-complex="italic"/>
    </style:style>
    <style:style style:name="T3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4" style:family="text">
      <style:text-properties fo:color="#000000" loext:opacity="100%" fo:font-style="italic" fo:font-weight="normal" officeooo:rsid="00527dc6" fo:background-color="#ffffff" loext:char-shading-value="0" style:font-style-asian="italic" style:font-weight-asian="normal" style:font-style-complex="italic" style:font-weight-complex="normal"/>
    </style:style>
    <style:style style:name="T5" style:family="text">
      <style:text-properties fo:color="#000000" loext:opacity="100%" fo:font-style="italic" fo:font-weight="normal" officeooo:rsid="00593310" fo:background-color="#ffffff" loext:char-shading-value="0" style:font-style-asian="italic" style:font-weight-asian="normal" style:font-style-complex="italic" style:font-weight-complex="normal"/>
    </style:style>
    <style:style style:name="T6" style:family="text">
      <style:text-properties fo:color="#000000" loext:opacity="100%" fo:font-style="italic" fo:font-weight="normal" officeooo:rsid="005fe427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color="#000000" loext:opacity="100%" fo:font-style="italic" fo:font-weight="normal" officeooo:rsid="00668abd" fo:background-color="#ffffff" loext:char-shading-value="0" style:font-style-asian="italic" style:font-weight-asian="normal" style:font-style-complex="italic" style:font-weight-complex="normal"/>
    </style:style>
    <style:style style:name="T8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9" style:family="text">
      <style:text-properties officeooo:rsid="001cfbfb"/>
    </style:style>
    <style:style style:name="T10" style:family="text">
      <style:text-properties officeooo:rsid="0022246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f04eb" style:font-weight-asian="bold" style:font-weight-complex="bold"/>
    </style:style>
    <style:style style:name="T13" style:family="text">
      <style:text-properties fo:font-weight="bold" officeooo:rsid="00346cd0" style:font-weight-asian="bold" style:font-weight-complex="bold"/>
    </style:style>
    <style:style style:name="T14" style:family="text">
      <style:text-properties fo:font-weight="bold" officeooo:rsid="0044ce15" style:font-weight-asian="bold" style:font-weight-complex="bold"/>
    </style:style>
    <style:style style:name="T15" style:family="text">
      <style:text-properties fo:font-weight="bold" officeooo:rsid="00593310" style:font-weight-asian="bold" style:font-weight-complex="bold"/>
    </style:style>
    <style:style style:name="T16" style:family="text">
      <style:text-properties fo:font-weight="bold" officeooo:rsid="00641b3a" style:font-weight-asian="bold" style:font-weight-complex="bold"/>
    </style:style>
    <style:style style:name="T17" style:family="text">
      <style:text-properties fo:font-weight="bold" officeooo:rsid="006595e6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27dc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9331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5fe42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68abd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41d12b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1d12b" style:font-style-asian="normal" style:font-weight-asian="bold" style:font-style-complex="normal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4d5718"/>
    </style:style>
    <style:style style:name="T30" style:family="text">
      <style:text-properties officeooo:rsid="00641b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3</text:p>
      <text:p text:style-name="P1">1906188</text:p>
      <text:p text:style-name="P1">Pratyush Kumar</text:p>
      <text:p text:style-name="P1"/>
      <text:p text:style-name="P1"><text:span text:style-name="T11">Q1 WAP to find factorial of an number</text:span></text:p>
      <text:p text:style-name="P1">def fact(num:int):</text:p>
      <text:p text:style-name="P1"><text:s text:c="4"/>if num == 1:</text:p>
      <text:p text:style-name="P1"><text:s text:c="8"/>return 1</text:p>
      <text:p text:style-name="P1"><text:s text:c="4"/>return num*fact(num-1)</text:p>
      <text:p text:style-name="P1"/>
      <text:p text:style-name="P1">if __name__ == '__main__':</text:p>
      <text:p text:style-name="P1"><text:s text:c="4"/>nums = [1, 6, 7, 5, 8, 12, 10]</text:p>
      <text:p text:style-name="P1"><text:s text:c="4"/>for num in nums:</text:p>
      <text:p text:style-name="P1"><text:s text:c="8"/>print(f'{num}! = {fact(num)}')</text:p>
      <text:p text:style-name="P45">Output: </text:p>
      <text:p text:style-name="P2"><text:span text:style-name="T2">1! = 1 </text:span><text:span text:style-name="T18"><text:line-break/>6! = 720 <text:line-break/>7! = 5040 <text:line-break/>5! = 120 <text:line-break/>8! = 40320 <text:line-break/>12! = 479001600 <text:line-break/>10! = 3628800</text:span><text:line-break/></text:p>
      <text:p text:style-name="P6"><text:span text:style-name="T9">Q2 Find greater in 3 numbers</text:span></text:p>
      <text:p text:style-name="P4">def greater(a:int, b:int, c:int):</text:p>
      <text:p text:style-name="P4"><text:s text:c="4"/>max = a</text:p>
      <text:p text:style-name="P4"><text:s text:c="4"/>if(a &gt; max):</text:p>
      <text:p text:style-name="P4"><text:s text:c="8"/>max = a</text:p>
      <text:p text:style-name="P4"><text:s text:c="4"/>if(b &gt; max):</text:p>
      <text:p text:style-name="P4"><text:s text:c="8"/>max = b</text:p>
      <text:p text:style-name="P4"><text:s text:c="4"/>if(c &gt; max):</text:p>
      <text:p text:style-name="P4"><text:s text:c="8"/>max = c</text:p>
      <text:p text:style-name="P4"><text:s text:c="4"/>return max</text:p>
      <text:p text:style-name="P4"><text:s text:c="4"/></text:p>
      <text:p text:style-name="P4"/>
      <text:p text:style-name="P4">if __name__ == '__main__':</text:p>
      <text:p text:style-name="P4"><text:s text:c="4"/>a = int(input('a: '))</text:p>
      <text:p text:style-name="P4"><text:s text:c="4"/>b = int(input('b: '))</text:p>
      <text:p text:style-name="P4"><text:s text:c="4"/>c = int(input('c: '))</text:p>
      <text:p text:style-name="P4"><text:s text:c="4"/>print(f'Greater({a}, {b}, {c}) = {greater(a, b, c)}')</text:p>
      <text:p text:style-name="P7">Output:</text:p>
      <text:p text:style-name="P3"><text:span text:style-name="T2">a: 4 </text:span><text:span text:style-name="T18"><text:line-break/>b: 5 <text:line-break/>c: -1 <text:line-break/>Greater(4, 5, -1) = 5</text:span></text:p>
      <text:p text:style-name="P3"><text:line-break/></text:p>
      <text:p text:style-name="P8"/>
      <text:p text:style-name="P18"><text:soft-page-break/>1906188</text:p>
      <text:p text:style-name="P18">Pratyush Kumar</text:p>
      <text:p text:style-name="P18"/>
      <text:p text:style-name="P5"><text:span text:style-name="T11">Q3 </text:span><text:span text:style-name="T12">Print </text:span><text:span text:style-name="T11">Fibonnaci </text:span><text:span text:style-name="T12">Sequence</text:span></text:p>
      <text:p text:style-name="P5">def fibonnaci(n):</text:p>
      <text:p text:style-name="P5"><text:s text:c="4"/>if(n == 0):</text:p>
      <text:p text:style-name="P5"><text:s text:c="8"/>return 0</text:p>
      <text:p text:style-name="P5"><text:s text:c="4"/>if(n &lt;= 2):</text:p>
      <text:p text:style-name="P5"><text:s text:c="8"/>return 1</text:p>
      <text:p text:style-name="P5"><text:s text:c="4"/>return fibonnaci(n-1) + fibonnaci(n-2)</text:p>
      <text:p text:style-name="P5">if __name__ == '__main__':</text:p>
      <text:p text:style-name="P5"><text:s text:c="4"/>n = int(input('n: '))</text:p>
      <text:p text:style-name="P5"><text:s text:c="4"/>print(f'[{0}', end='')</text:p>
      <text:p text:style-name="P5"><text:s text:c="4"/>for x in range(1, n):</text:p>
      <text:p text:style-name="P5"><text:s text:c="8"/>print(f', {fibonnaci(x)}', end='')</text:p>
      <text:p text:style-name="P5"><text:s text:c="4"/>print(']')</text:p>
      <text:p text:style-name="P9"><text:span text:style-name="T10">Output:</text:span></text:p>
      <text:p text:style-name="P26"><text:span text:style-name="T2">n: 5 </text:span><text:span text:style-name="T18"><text:line-break/>[0, 1, 1, 2, 3]</text:span></text:p>
      <text:p text:style-name="P26"><text:span text:style-name="T18"/></text:p>
      <text:p text:style-name="P27"><text:span text:style-name="T13">Q4 Design a calculator</text:span></text:p>
      <text:p text:style-name="P19">import math</text:p>
      <text:p text:style-name="P19"/>
      <text:p text:style-name="P19">class Calculator:</text:p>
      <text:p text:style-name="P19"><text:s text:c="4"/>def __init__(self, a, b):</text:p>
      <text:p text:style-name="P19"><text:s text:c="8"/>self.a = a</text:p>
      <text:p text:style-name="P19"><text:s text:c="8"/>self.b = b</text:p>
      <text:p text:style-name="P19"><text:s text:c="4"/>def add(self):</text:p>
      <text:p text:style-name="P19"><text:s text:c="8"/>return self.a + self.b</text:p>
      <text:p text:style-name="P19"><text:s text:c="4"/>def sub(self):</text:p>
      <text:p text:style-name="P19"><text:s text:c="8"/>return self.a - self.b</text:p>
      <text:p text:style-name="P19"><text:s text:c="4"/>def multiply(self):</text:p>
      <text:p text:style-name="P19"><text:s text:c="8"/>return self.a * self.b</text:p>
      <text:p text:style-name="P19"><text:s text:c="4"/>def divide(self):</text:p>
      <text:p text:style-name="P19"><text:s text:c="8"/>return self.a / self.b</text:p>
      <text:p text:style-name="P19"><text:s text:c="4"/>def pow(self):</text:p>
      <text:p text:style-name="P19"><text:s text:c="8"/>return self.a ** self.b</text:p>
      <text:p text:style-name="P19"><text:s text:c="4"/>def log10(self):</text:p>
      <text:p text:style-name="P19"><text:s text:c="8"/>return math.log10(self.a), math.log10(self.b)</text:p>
      <text:p text:style-name="P19"><text:s text:c="4"/>def log_base_b_a(self):</text:p>
      <text:p text:style-name="P19"><text:s text:c="8"/>return math.log10(self.a)/math.log10(self.b)</text:p>
      <text:p text:style-name="P19"><text:s text:c="4"/>def log2(self):</text:p>
      <text:p text:style-name="P19"><text:s text:c="8"/>return math.log2(self.a), math.log2(self.b)</text:p>
      <text:p text:style-name="P19"/>
      <text:p text:style-name="P19"/>
      <text:p text:style-name="P19"/>
      <text:p text:style-name="P19"/>
      <text:p text:style-name="P19"/>
      <text:p text:style-name="P20"><text:soft-page-break/>1906188</text:p>
      <text:p text:style-name="P20">Pratyush Kumar</text:p>
      <text:p text:style-name="P10">Q4 Contd.</text:p>
      <text:p text:style-name="P19">if __name__ == '__main__':</text:p>
      <text:p text:style-name="P19"><text:s text:c="4"/>a = float(input('a: '))</text:p>
      <text:p text:style-name="P19"><text:s text:c="4"/>b = float(input('b: '))</text:p>
      <text:p text:style-name="P19"><text:s text:c="4"/>calculator = Calculator(a, b)</text:p>
      <text:p text:style-name="P19"><text:s text:c="4"/>print(f'{a} + {b} = {calculator.add()}')</text:p>
      <text:p text:style-name="P19"><text:s text:c="4"/>print(f'{a} - {b} = {calculator.sub()}')</text:p>
      <text:p text:style-name="P19"><text:s text:c="4"/>print(f'{a} * {b} = {calculator.multiply()}')</text:p>
      <text:p text:style-name="P19"><text:s text:c="4"/>print(f'{a} / {b} = {calculator.divide()}')</text:p>
      <text:p text:style-name="P19"><text:s text:c="4"/>print(f'{a}^{b} = {calculator.pow()}')</text:p>
      <text:p text:style-name="P19"><text:s text:c="4"/>print(f'log10({a}), log10({b}) = {calculator.log10()}')</text:p>
      <text:p text:style-name="P19"><text:s text:c="4"/>print(f'log{b}({a}) = <text:s/>{calculator.log_base_b_a()}')</text:p>
      <text:p text:style-name="P19"><text:s text:c="4"/>print(f'log2({a}), log2({b}) = {calculator.log2()}')</text:p>
      <text:p text:style-name="P11">Output:</text:p>
      <text:p text:style-name="P21"><text:span text:style-name="T2">a: 4 </text:span><text:span text:style-name="T18"><text:line-break/>b: 5 <text:line-break/>4.0 + 5.0 = 9.0 <text:line-break/>4.0 - 5.0 = -1.0 <text:line-break/>4.0 * 5.0 = 20.0 <text:line-break/>4.0 / 5.0 = 0.8 <text:line-break/>4.0^5.0 = 1024.0 <text:line-break/>log10(4.0), log10(5.0) = (0.6020599913279624, 0.6989700043360189) <text:line-break/>log5.0(4.0) = 0.861353116146786 <text:line-break/>log2(4.0), log2(5.0) = (2.0, 2.321928094887362)</text:span></text:p>
      <text:p text:style-name="P21"><text:span text:style-name="T18"/></text:p>
      <text:p text:style-name="P21"><text:span text:style-name="T27">Q5 Sum of N natural numbers</text:span></text:p>
      <text:p text:style-name="P21"><text:span text:style-name="T25">def sumofn(n:int):</text:span></text:p>
      <text:p text:style-name="P21"><text:span text:style-name="T25"><text:s text:c="4"/>return int(n*(n+1)/2)</text:span></text:p>
      <text:p text:style-name="P21"><text:span text:style-name="T25">if __name__ == '__main__':</text:span></text:p>
      <text:p text:style-name="P21"><text:span text:style-name="T25"><text:s text:c="4"/>n = int(input("n: "))</text:span></text:p>
      <text:p text:style-name="P21"><text:span text:style-name="T25"><text:s text:c="4"/>print(f'sum of integers upto{n} = {sumofn(n)}')</text:span><text:line-break/><text:span text:style-name="T14">Output:</text:span></text:p>
      <text:p text:style-name="P28"><text:span text:style-name="T1">n: 10 </text:span><text:line-break/>sum of integers upto10 = 55<text:line-break/></text:p>
      <text:p text:style-name="P32"><text:span text:style-name="T24">Q6 Print multiplication table of a given number</text:span></text:p>
      <text:p text:style-name="P29"><text:span text:style-name="T24">if __name__ == '__main__':</text:span></text:p>
      <text:p text:style-name="P29"><text:span text:style-name="T24"><text:s text:c="4"/>num = int(input("num: "))</text:span></text:p>
      <text:p text:style-name="P29"><text:span text:style-name="T24"><text:s text:c="4"/>for i in range(1, 11):</text:span></text:p>
      <text:p text:style-name="P29"><text:span text:style-name="T24"><text:s text:c="8"/>print(f'{num} X {i} = {num*i}')</text:span></text:p>
      <text:p text:style-name="P33"><text:span text:style-name="T24">Output:</text:span></text:p>
      <text:p text:style-name="P30"><text:span text:style-name="T1">num: 13 </text:span><text:line-break/>13 X 1 = 13 <text:line-break/>13 X 2 = 26 <text:line-break/>13 X 3 = 39 <text:line-break/></text:p>
      <text:p text:style-name="P36"><text:soft-page-break/>1906188</text:p>
      <text:p text:style-name="P36">Pratyush Kumar</text:p>
      <text:p text:style-name="P37"/>
      <text:p text:style-name="P37">Q6 <text:span text:style-name="T29">Output </text:span>Contd.</text:p>
      <text:p text:style-name="P30">13 X 4 = 52 </text:p>
      <text:p text:style-name="P30">13 X 5 = 65 <text:line-break/>13 X 6 = 78 <text:line-break/>13 X 7 = 91 <text:line-break/>13 X 8 = 104 <text:line-break/>13 X 9 = 117 <text:line-break/>13 X 10 = 130<text:line-break/></text:p>
      <text:p text:style-name="P31"><text:span text:style-name="T26">Q7 Is a number palindorme ?</text:span></text:p>
      <text:p text:style-name="P31"><text:span text:style-name="T24">from math import log10</text:span></text:p>
      <text:p text:style-name="P31"><text:span text:style-name="T24">def isPalindrome(num:int):</text:span></text:p>
      <text:p text:style-name="P31"><text:span text:style-name="T24"><text:s text:c="4"/>digits = int(log10(num))</text:span></text:p>
      <text:p text:style-name="P31"><text:span text:style-name="T24"><text:s text:c="4"/>tmp = num</text:span></text:p>
      <text:p text:style-name="P31"><text:span text:style-name="T24"><text:s text:c="4"/>newnum = 0</text:span></text:p>
      <text:p text:style-name="P31"><text:span text:style-name="T24"><text:s text:c="4"/>while (tmp != 0):</text:span></text:p>
      <text:p text:style-name="P31"><text:span text:style-name="T24"><text:s text:c="8"/>newnum += (tmp%10)*(10**(digits))</text:span></text:p>
      <text:p text:style-name="P31"><text:span text:style-name="T24"><text:s text:c="8"/>digits-=1</text:span></text:p>
      <text:p text:style-name="P31"><text:span text:style-name="T24"><text:s text:c="8"/>tmp = tmp//10</text:span></text:p>
      <text:p text:style-name="P31"><text:span text:style-name="T24"><text:s text:c="4"/>if num == newnum:</text:span></text:p>
      <text:p text:style-name="P31"><text:span text:style-name="T24"><text:s text:c="8"/>return True</text:span></text:p>
      <text:p text:style-name="P31"><text:span text:style-name="T24"><text:s text:c="4"/>return False</text:span></text:p>
      <text:p text:style-name="P31"><text:span text:style-name="T24">if __name__ == '__main__':</text:span></text:p>
      <text:p text:style-name="P31"><text:span text:style-name="T24"><text:s text:c="4"/>num = int(input("num: "))</text:span></text:p>
      <text:p text:style-name="P31"><text:span text:style-name="T24"><text:s text:c="4"/>print(isPalindrome(num))</text:span></text:p>
      <text:p text:style-name="P34"><text:span text:style-name="T24">Output:</text:span></text:p>
      <text:p text:style-name="P38"><text:span text:style-name="T4">num: 35153 </text:span><text:span text:style-name="T20"><text:line-break/>True<text:line-break/></text:span><text:span text:style-name="T1">num: 3141 </text:span><text:line-break/>False<text:line-break/></text:p>
      <text:p text:style-name="P12">Q8 Check if a number is prime or not</text:p>
      <text:p text:style-name="P22">from math import sqrt</text:p>
      <text:p text:style-name="P22">def isPrime(num:int):</text:p>
      <text:p text:style-name="P22"><text:s text:c="4"/>x = 1</text:p>
      <text:p text:style-name="P22"><text:s text:c="4"/>for i in range(2, int(sqrt(num)+1)):</text:p>
      <text:p text:style-name="P22"><text:s text:c="8"/>if(num%i == 0):</text:p>
      <text:p text:style-name="P22"><text:s text:c="12"/>x += 1</text:p>
      <text:p text:style-name="P22"><text:s text:c="8"/>if(x == 2):</text:p>
      <text:p text:style-name="P22"><text:s text:c="12"/>return False</text:p>
      <text:p text:style-name="P22"><text:s text:c="4"/>return True</text:p>
      <text:p text:style-name="P22"/>
      <text:p text:style-name="P22">if __name__ == '__main__':</text:p>
      <text:p text:style-name="P22"><text:s text:c="4"/>num = int(input('num: '))</text:p>
      <text:p text:style-name="P22"><text:s text:c="4"/>print(isPrime(num))</text:p>
      <text:p text:style-name="P23"><text:soft-page-break/>1906188</text:p>
      <text:p text:style-name="P23">Pratyush Kumar</text:p>
      <text:p text:style-name="P23"/>
      <text:p text:style-name="P13">Q8 Contd.</text:p>
      <text:p text:style-name="P14"><text:span text:style-name="T1">Output:</text:span></text:p>
      <text:p text:style-name="P39"><text:span text:style-name="T5">num: 451 </text:span><text:span text:style-name="T21"><text:line-break/>False</text:span><text:span text:style-name="T15"><text:line-break/></text:span><text:span text:style-name="T1">num: 17 </text:span><text:line-break/>True<text:line-break/></text:p>
      <text:p text:style-name="P15">Q9 WAP to display day name given day number</text:p>
      <text:p text:style-name="P24">def dayname(n:int):</text:p>
      <text:p text:style-name="P24"><text:s text:c="4"/>if(n == 1):</text:p>
      <text:p text:style-name="P24"><text:s text:c="8"/>return "Monday"</text:p>
      <text:p text:style-name="P24"><text:s text:c="4"/>if(n == 2):</text:p>
      <text:p text:style-name="P24"><text:s text:c="8"/>return "Tuesday"</text:p>
      <text:p text:style-name="P24"><text:s text:c="4"/>if(n == 3):</text:p>
      <text:p text:style-name="P24"><text:s text:c="8"/>return "Wednesday"</text:p>
      <text:p text:style-name="P24"><text:s text:c="4"/>if(n == 4):</text:p>
      <text:p text:style-name="P24"><text:s text:c="8"/>return "Thursday"</text:p>
      <text:p text:style-name="P24"><text:s text:c="8"/>return "Thursday"</text:p>
      <text:p text:style-name="P24"><text:s text:c="4"/>if(n == 5):</text:p>
      <text:p text:style-name="P24"><text:s text:c="8"/>return "Friday"</text:p>
      <text:p text:style-name="P24"><text:s text:c="4"/>if(n == 6):</text:p>
      <text:p text:style-name="P24"><text:s text:c="8"/>return "Saturday"</text:p>
      <text:p text:style-name="P24"><text:s text:c="4"/>if(n == 7):</text:p>
      <text:p text:style-name="P24"><text:s text:c="8"/>return "Sunday"</text:p>
      <text:p text:style-name="P24"/>
      <text:p text:style-name="P24">if __name__ == '__main__':</text:p>
      <text:p text:style-name="P24"><text:s text:c="4"/>n = int(input("day num: "))</text:p>
      <text:p text:style-name="P24"><text:s text:c="4"/>print(dayname(n))</text:p>
      <text:p text:style-name="P16">Output:</text:p>
      <text:p text:style-name="P40"><text:span text:style-name="T6">day num: 4 </text:span><text:span text:style-name="T22"><text:line-break/>Thursday<text:line-break/></text:span><text:span text:style-name="T1">day num: 1 </text:span><text:line-break/>Monday<text:line-break/><text:span text:style-name="T1">day num: 9 </text:span><text:line-break/>None</text:p>
      <text:p text:style-name="P41"><text:span text:style-name="T1">day num: 7 </text:span><text:line-break/>Sunday<text:lin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1906188</text:p>
      <text:p text:style-name="P42">Pratyush Kumar</text:p>
      <text:p text:style-name="P42"/>
      <text:p text:style-name="P41"><text:span text:style-name="T16">Q10 </text:span><text:span text:style-name="T17">WAP to check if given three points can form a triangle</text:span></text:p>
      <text:p text:style-name="P25">def isTriangle(a, b, c):</text:p>
      <text:p text:style-name="P25"><text:s text:c="4"/>s = (a+b+c)/2</text:p>
      <text:p text:style-name="P25"><text:s text:c="4"/>a2 = s*(s-a)*(s-b)*(s-c)</text:p>
      <text:p text:style-name="P25"><text:s text:c="4"/>if(a2 &gt; 0):</text:p>
      <text:p text:style-name="P25"><text:s text:c="8"/>return True</text:p>
      <text:p text:style-name="P25"><text:s text:c="4"/>elif(a2 &lt;= 0):</text:p>
      <text:p text:style-name="P25"><text:s text:c="8"/>return False</text:p>
      <text:p text:style-name="P25"/>
      <text:p text:style-name="P25">if __name__ == '__main__':</text:p>
      <text:p text:style-name="P25"><text:s text:c="4"/>a = float(input("a: "))</text:p>
      <text:p text:style-name="P25"><text:s text:c="4"/>b = float(input("b: "))</text:p>
      <text:p text:style-name="P25"><text:s text:c="4"/>c = float(input("c: "))</text:p>
      <text:p text:style-name="P25"><text:s text:c="4"/>print(isTriangle(a, b, c))</text:p>
      <text:p text:style-name="P17">Output:</text:p>
      <text:p text:style-name="P35"><text:span text:style-name="T8">a: 4 </text:span><text:span text:style-name="T28"><text:line-break/>b: 5 <text:line-break/>c: 6 <text:line-break/>True</text:span></text:p>
      <text:p text:style-name="P43"><text:span text:style-name="T7"/></text:p>
      <text:p text:style-name="P44"><text:span text:style-name="T7">a: 3 </text:span><text:span text:style-name="T23"><text:line-break/>b: 4 <text:line-break/>c: 5 <text:line-break/>True<text:line-break/></text:span></text:p>
      <text:p text:style-name="P44"><text:span text:style-name="T3">a: 9 </text:span><text:span text:style-name="T19"><text:line-break/>b: 0 <text:line-break/>c: 0 <text:line-break/>Fal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2:45:53.744379845</meta:creation-date>
    <dc:date>2022-01-26T23:12:01.690711373</dc:date>
    <meta:editing-duration>PT25M28S</meta:editing-duration>
    <meta:editing-cycles>81</meta:editing-cycles>
    <meta:generator>LibreOffice/7.2.5.2.0$Linux_X86_64 LibreOffice_project/20$Build-2</meta:generator>
    <meta:document-statistic meta:table-count="0" meta:image-count="0" meta:object-count="0" meta:page-count="6" meta:paragraph-count="186" meta:word-count="722" meta:character-count="4771" meta:non-whitespace-character-count="3567"/>
  </office:meta>
</office:document-meta>
</file>